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18cm"/>
    </style:style>
    <style:style style:name="co2" style:family="table-column">
      <style:table-column-properties fo:break-before="auto" style:column-width="6.34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Название файла</text:p>
          </table:table-cell>
          <table:table-cell office:value-type="string" calcext:value-type="string">
            <text:p>Максимальная стоимость рюкзака</text:p>
          </table:table-cell>
        </table:table-row>
        <table:table-row table:style-name="ro1">
          <table:table-cell office:value-type="string" calcext:value-type="string">
            <text:p>ks_4_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s_19_0</text:p>
          </table:table-cell>
          <table:table-cell office:value-type="float" office:value="12248" calcext:value-type="float">
            <text:p>12248</text:p>
          </table:table-cell>
        </table:table-row>
        <table:table-row table:style-name="ro1">
          <table:table-cell office:value-type="string" calcext:value-type="string">
            <text:p>Ks_30_0</text:p>
          </table:table-cell>
          <table:table-cell office:value-type="float" office:value="99798" calcext:value-type="float">
            <text:p>99798</text:p>
          </table:table-cell>
        </table:table-row>
        <table:table-row table:style-name="ro1">
          <table:table-cell office:value-type="string" calcext:value-type="string">
            <text:p>Ks_40_0</text:p>
          </table:table-cell>
          <table:table-cell office:value-type="float" office:value="99924" calcext:value-type="float">
            <text:p>99924</text:p>
          </table:table-cell>
        </table:table-row>
        <table:table-row table:style-name="ro1">
          <table:table-cell office:value-type="string" calcext:value-type="string">
            <text:p>Ks_45_0</text:p>
          </table:table-cell>
          <table:table-cell office:value-type="float" office:value="23974" calcext:value-type="float">
            <text:p>23974</text:p>
          </table:table-cell>
        </table:table-row>
        <table:table-row table:style-name="ro1">
          <table:table-cell office:value-type="string" calcext:value-type="string">
            <text:p>Ks_50_0</text:p>
          </table:table-cell>
          <table:table-cell office:value-type="float" office:value="142156" calcext:value-type="float">
            <text:p>142156</text:p>
          </table:table-cell>
        </table:table-row>
        <table:table-row table:style-name="ro1">
          <table:table-cell office:value-type="string" calcext:value-type="string">
            <text:p>Ks_50_1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office:value-type="string" calcext:value-type="string">
            <text:p>Ks_60_0</text:p>
          </table:table-cell>
          <table:table-cell office:value-type="float" office:value="99837" calcext:value-type="float">
            <text:p>99837</text:p>
          </table:table-cell>
        </table:table-row>
        <table:table-row table:style-name="ro1">
          <table:table-cell office:value-type="string" calcext:value-type="string">
            <text:p>Ks_100_0</text:p>
          </table:table-cell>
          <table:table-cell office:value-type="float" office:value="99837" calcext:value-type="float">
            <text:p>99837</text:p>
          </table:table-cell>
        </table:table-row>
        <table:table-row table:style-name="ro1">
          <table:table-cell office:value-type="string" calcext:value-type="string">
            <text:p>Ks_100_1</text:p>
          </table:table-cell>
          <table:table-cell office:value-type="float" office:value="1333930" calcext:value-type="float">
            <text:p>1333930</text:p>
          </table:table-cell>
        </table:table-row>
        <table:table-row table:style-name="ro1">
          <table:table-cell office:value-type="string" calcext:value-type="string">
            <text:p>Ks_100_2</text:p>
          </table:table-cell>
          <table:table-cell office:value-type="float" office:value="10892" calcext:value-type="float">
            <text:p>10892</text:p>
          </table:table-cell>
        </table:table-row>
        <table:table-row table:style-name="ro1">
          <table:table-cell office:value-type="string" calcext:value-type="string">
            <text:p>Ks_200_0</text:p>
          </table:table-cell>
          <table:table-cell office:value-type="float" office:value="100236" calcext:value-type="float">
            <text:p>100236</text:p>
          </table:table-cell>
        </table:table-row>
        <table:table-row table:style-name="ro1">
          <table:table-cell office:value-type="string" calcext:value-type="string">
            <text:p>Ks_200_1</text:p>
          </table:table-cell>
          <table:table-cell office:value-type="float" office:value="1103604" calcext:value-type="float">
            <text:p>1103604</text:p>
          </table:table-cell>
        </table:table-row>
        <table:table-row table:style-name="ro1">
          <table:table-cell office:value-type="string" calcext:value-type="string">
            <text:p>Ks_300_0</text:p>
          </table:table-cell>
          <table:table-cell office:value-type="float" office:value="1688692" calcext:value-type="float">
            <text:p>1688692</text:p>
          </table:table-cell>
        </table:table-row>
        <table:table-row table:style-name="ro1">
          <table:table-cell office:value-type="string" calcext:value-type="string">
            <text:p>Ks_400_0</text:p>
          </table:table-cell>
          <table:table-cell office:value-type="float" office:value="3967180" calcext:value-type="float">
            <text:p>3967180</text:p>
          </table:table-cell>
        </table:table-row>
        <table:table-row table:style-name="ro1">
          <table:table-cell office:value-type="string" calcext:value-type="string">
            <text:p>Ks_500_0</text:p>
          </table:table-cell>
          <table:table-cell office:value-type="float" office:value="54939" calcext:value-type="float">
            <text:p>54939</text:p>
          </table:table-cell>
        </table:table-row>
        <table:table-row table:style-name="ro1">
          <table:table-cell office:value-type="string" calcext:value-type="string">
            <text:p>Ks_1000_0</text:p>
          </table:table-cell>
          <table:table-cell office:value-type="float" office:value="109899" calcext:value-type="float">
            <text:p>109899</text:p>
          </table:table-cell>
        </table:table-row>
        <table:table-row table:style-name="ro1">
          <table:table-cell office:value-type="string" calcext:value-type="string">
            <text:p>Ks_10000_0</text:p>
          </table:table-cell>
          <table:table-cell office:value-type="float" office:value="1099893" calcext:value-type="float">
            <text:p>10998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20:11:12.288000000</meta:creation-date>
    <dc:date>2025-03-05T20:32:16.602000000</dc:date>
    <meta:editing-duration>PT21M3S</meta:editing-duration>
    <meta:editing-cycles>2</meta:editing-cycles>
    <meta:generator>LibreOffice/7.4.6.2$Windows_X86_64 LibreOffice_project/5b1f5509c2decdade7fda905e3e1429a67acd63d</meta:generator>
    <meta:document-statistic meta:table-count="1" meta:cell-count="38" meta:object-count="0"/>
  </office:meta>
</office:document-meta>
</file>